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1.249cm" style:auto-text-indent="false"/>
      <style:text-properties officeooo:paragraph-rsid="0009eaf5"/>
    </style:style>
    <style:style style:name="P2" style:family="paragraph" style:parent-style-name="Standard" style:master-page-name="Standard">
      <style:paragraph-properties fo:line-height="150%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5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2pt" officeooo:paragraph-rsid="0009eaf5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2pt" officeooo:rsid="0009eaf5" officeooo:paragraph-rsid="0009eaf5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2pt" officeooo:rsid="00081077" officeooo:paragraph-rsid="00081077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left="0cm" fo:margin-right="0cm" fo:line-height="150%" fo:text-indent="1.249cm" style:auto-text-indent="false"/>
      <style:text-properties officeooo:rsid="00081077" officeooo:paragraph-rsid="00081077"/>
    </style:style>
    <style:style style:name="P9" style:family="paragraph" style:parent-style-name="Standard">
      <style:paragraph-properties fo:margin-left="0cm" fo:margin-right="0cm" fo:line-height="150%" fo:text-indent="1.249cm" style:auto-text-indent="false"/>
      <style:text-properties officeooo:rsid="000bca79" officeooo:paragraph-rsid="000bca79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9eaf5" style:font-name-asian="Times New Roman1" style:font-size-asian="12pt" style:font-name-complex="Times New Roman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uiz Gustavo Akazawa Nora - 2018.1.08.025</text:p>
      <text:p text:style-name="P3">Vitor Hugo da Costa Luz - 2018.1.08.023</text:p>
      <text:p text:style-name="P5">O código foi implementado na linguagem Java. O tamanho da memória usado foi 1024. Para a representação da memória foi usada um vetor onde cada célula representa um Byte da memória. O projeto foi dividido nas classes Memoria, Bloco, Processo, Main e as classes responsáveis pela implementação da lógica de cada técnica.</text:p>
      <text:p text:style-name="P5"><text:s/>A classe Memoria fica responsável por funções como limpar a memória, gerar processos, cuidar da ordem lógica para a execução do algoritmo e exibir a saída de texto. A classe Processo tem como atributos o tamanho e o número do processo.</text:p>
      <text:p text:style-name="P1"><text:span text:style-name="T1"><text:s/>A classe </text:span><text:span text:style-name="T2">B</text:span><text:span text:style-name="T1">loco foi necessária para trabalhar com um conjunto de células, sendo possível por exemplo guardar os blocos de memória livre e analisar qual deles possui o menor ou maior tamanho para o caso dos algoritmos Worst-Fit e Best-Fit. <text:s/></text:span></text:p>
      <text:p text:style-name="P5">Para a execução dos algoritmos foi feita uma interface chamada AlgoritmoInsercao que possui o método abstrato execucao. As outras quatro classes (FirstFit, NextFit, WorstFit, BestFit) implementam essa interface e sobrescrevem o método abstrato cada um com sua funcionalidade específica.</text:p>
      <text:p text:style-name="P5"><text:s/>O FirstFit com a característica de inserir o processo no primeiro espaço encontrado com tamanho suficiente, onde buscamos o primeiro bloco que tem tamanho suficiente para inserir nosso processo no momento.</text:p>
      <text:p text:style-name="P5"><text:s/>O NextFit com a diferença de memorizar a posição na hora de percorrer a memória, mas ainda coloca o processo no primeiro bloco que couber o processo após a marca de posição atual. </text:p>
      <text:p text:style-name="P5">O WorstFit fazendo a inserção no maior espaço de memória em que couber o processo e o Best-Fit no menor espaço em que couber o processo, este dois algoritmos foram implementados com a seguinte lógica: encontrado uma célula do vetor memoria com valor NULL buscamos iterativamente o final do bloco de NULL e caso ele tenha tamanho maior ou igual ao do processo a ser inserido armazenamos este bloco em uma lista de blocos em potencial, após percorrer toda a memória percorremos a lista de blocos em potencial buscando o bloco que atende a lógica do algoritmo . </text:p>
      <text:p text:style-name="P4"><text:soft-page-break/>Quando um processo não cabe na memória um processo aleatório é removido e este é enviado para uma fila de processos em espera. Então é feita uma tentativa de inserir o primeiro processo da fila na memória.</text:p>
      <text:p text:style-name="P4">O código apresenta um menu simples para a seleção de qual algoritmo a ser simulado. O código foi desenvolvido no IDE Eclipse e também pode ser executado pelo terminal do Linux. </text:p>
      <text:p text:style-name="P6">CONSIDERAÇÕES FINAIS:</text:p>
      <text:p text:style-name="P8"><text:span text:style-name="T1"><text:s/></text:span><text:span text:style-name="T2">Os algoritmos de First-Fit e Next-Fit tem o mesmo desempenho <text:s/>assíntotico mas estes dois em relação aos algoritmos de Best-Fit e WorstF-Fit são melhores pois Best-Fit e Worst-Fit percorrem toda a memoria para encontrar os blocos que suportam o processo e colam em uma lista de candidatos e ao final do algoritmo perccorem esta lista buscando o que atende a definição do algoritmo, por causa disso a complexidade ganha o tempo de percorrer a memoria e gerar os blocos mais o tempo de percorrer a lista de blocos, assim prejudicando o tempo de execução.</text:span></text:p>
      <text:p text:style-name="P9"><text:span text:style-name="T2">S</text:span><text:span text:style-name="T1">obre o o tempo de demora para um processo em esperar entrar na memoria, existe a possibilidade de que ele nunca entre pois sempre que é feita uma tentativa de colocar um processo na memoria e ele não é suportado no momento ele volta para o final da lista de espera, este problema pode ser solucionado fazendo-se um lógica de ranking de tentativas onde se um processo foi tenta inserir até X vezes e não deu certo nesta itercação atual forçaremos sua entrada removendo quantos processos forem necessários até ele passar pela memória.</text:span></text:p>
      <text:p text:style-name="P7">EXECUCAO CODIGO:</text:p>
      <text:p text:style-name="P4">Como executar o código, indicamos a utilização do SO Linux para execução do projeto.</text:p>
      <text:p text:style-name="P4">Baixe o arquivo compactado e extraia ele em algum diretório, após isso vá até a pasta src dentro de projetoSO e abra o terminal.</text:p>
      <text:p text:style-name="P4">Compile o arquivos no package projetoSO, com o seguinte comando javac projetoSO/*.java e depois execute o arquivo Main com o seguinte comando, java projetoSO.Main.</text:p>
      <text:p text:style-name="P4">Também é possível executar o projeto através de um IDE eclipse, importanto o projeto em arquivo compact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Gustavo Akazawa Nora</meta:initial-creator>
    <meta:editing-cycles>7</meta:editing-cycles>
    <meta:creation-date>2019-07-16T13:48:00</meta:creation-date>
    <dc:date>2019-07-18T11:35:42.294186411</dc:date>
    <meta:editing-duration>PT15M40S</meta:editing-duration>
    <meta:generator>LibreOffice/6.0.7.3$Linux_X86_64 LibreOffice_project/00m0$Build-3</meta:generator>
    <meta:document-statistic meta:table-count="0" meta:image-count="0" meta:object-count="0" meta:page-count="2" meta:paragraph-count="19" meta:word-count="685" meta:character-count="4092" meta:non-whitespace-character-count="34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